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0.939in"/>
    </style:style>
    <style:style style:name="co3" style:family="table-column">
      <style:table-column-properties fo:break-before="auto" style:column-width="0.9638in"/>
    </style:style>
    <style:style style:name="co4" style:family="table-column">
      <style:table-column-properties fo:break-before="auto" style:column-width="0.839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1.357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r_lstm_hype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Dataset_type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Noise_level</text:p>
          </table:table-cell>
          <table:table-cell office:value-type="string" calcext:value-type="string">
            <text:p>Adaptation_steps</text:p>
          </table:table-cell>
          <table:table-cell office:value-type="string" calcext:value-type="string">
            <text:p>Value_MA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22928916414579" calcext:value-type="float">
            <text:p>0.0722928916414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718032105101479" calcext:value-type="float">
            <text:p>0.0718032105101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719983821941747" calcext:value-type="float">
            <text:p>0.0719983821941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810306146740913" calcext:value-type="float">
            <text:p>0.0810306146740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685715489089489" calcext:value-type="float">
            <text:p>0.0685715489089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s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70172231644392" calcext:value-type="float">
            <text:p>0.0701722316443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st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29312520060274" calcext:value-type="float">
            <text:p>0.0729312520060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st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748383117218812" calcext:value-type="float">
            <text:p>0.0748383117218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st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717204536000888" calcext:value-type="float">
            <text:p>0.0717204536000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741358834008376" calcext:value-type="float">
            <text:p>0.0741358834008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752855133679178" calcext:value-type="float">
            <text:p>0.0752855133679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st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739910126560264" calcext:value-type="float">
            <text:p>0.0739910126560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94285676711136" calcext:value-type="float">
            <text:p>0.0694285676711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727698020637035" calcext:value-type="float">
            <text:p>0.0727698020637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.0726597491237852" calcext:value-type="float">
            <text:p>0.0726597491237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0.0792072986563047" calcext:value-type="float">
            <text:p>0.0792072986563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office:value-type="float" office:value="0.0678008356028133" calcext:value-type="float">
            <text:p>0.0678008356028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st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0713681976000468" calcext:value-type="float">
            <text:p>0.0713681976000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val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749780351503028" calcext:value-type="float">
            <text:p>0.0749780351503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val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747873557524549" calcext:value-type="float">
            <text:p>0.0747873557524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val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752357575628493" calcext:value-type="float">
            <text:p>0.0752357575628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val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979910492897034" calcext:value-type="float">
            <text:p>0.0979910492897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val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765738764570819" calcext:value-type="float">
            <text:p>0.0765738764570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val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753259201430612" calcext:value-type="float">
            <text:p>0.0753259201430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val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755027809904681" calcext:value-type="float">
            <text:p>0.0755027809904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val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739777367562056" calcext:value-type="float">
            <text:p>0.0739777367562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val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718263706399335" calcext:value-type="float">
            <text:p>0.0718263706399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val</text:p>
          </table:table-cell>
          <table:table-cell table:number-columns-repeated="2" table:style-name="ce1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758320291837056" calcext:value-type="float">
            <text:p>0.0758320291837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val</text:p>
          </table:table-cell>
          <table:table-cell table:number-columns-repeated="2" table:style-name="ce1" office:value-type="float" office:value="0.001" calcext:value-type="float">
            <text:p>0.0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747233434683747" calcext:value-type="float">
            <text:p>0.0747233434683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val</text:p>
          </table:table-cell>
          <table:table-cell table:number-columns-repeated="2" table:style-name="ce1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736712966528204" calcext:value-type="float">
            <text:p>0.073671296652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val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695343021717337" calcext:value-type="float">
            <text:p>0.0695343021717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val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597675935261779" calcext:value-type="float">
            <text:p>0.0597675935261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val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0.0588016932209333" calcext:value-type="float">
            <text:p>0.0588016932209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val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915891975164414" calcext:value-type="float">
            <text:p>0.0915891975164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val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0607418593847089" calcext:value-type="float">
            <text:p>0.0607418593847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val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597366843786505" calcext:value-type="float">
            <text:p>0.0597366843786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9-25T17:44:29.083000000</dc:date>
    <meta:editing-duration>PT2H25M41S</meta:editing-duration>
    <meta:editing-cycles>1</meta:editing-cycles>
    <meta:document-statistic meta:table-count="1" meta:cell-count="221" meta:object-count="0"/>
    <meta:generator>LibreOffice/6.4.3.2$Windows_X86_64 LibreOffice_project/747b5d0ebf89f41c860ec2a39efd7cb15b54f2d8</meta:generator>
  </office:meta>
</office:document-meta>
</file>